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left="3.4465in" fo:text-indent="0.4923in">
        <style:tab-stops/>
      </style:paragraph-properties>
    </style:style>
    <style:style style:name="P3" style:parent-style-name="Normal" style:family="paragraph">
      <style:paragraph-properties fo:margin-left="3.9388in">
        <style:tab-stops/>
      </style:paragraph-properties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fo:color="#EE0000"/>
    </style:style>
    <style:style style:name="T8" style:parent-style-name="Policepardéfaut" style:family="text">
      <style:text-properties fo:color="#EE0000"/>
    </style:style>
    <style:style style:name="T9" style:parent-style-name="Policepardéfaut" style:family="text">
      <style:text-properties fo:color="#EE0000"/>
    </style:style>
  </office:automatic-styles>
  <office:body>
    <office:text text:use-soft-page-breaks="true">
      <text:p text:style-name="P1">Villard Nathanaël<text:line-break/>18 Rue de la Cassotte<text:line-break/>25000 / Besançon<text:line-break/>06.38.04.97.46</text:p>
      <text:p text:style-name="Normal"/>
      <text:p text:style-name="P2">À Besançon, le<text:s/>9<text:s/>décembre<text:s/>2025.</text:p>
      <text:p text:style-name="P3">NOM DE L'ENTREPRISE<text:line-break/>Nom du responsable du recrutement<text:line-break/>Adresse de l'entreprise</text:p>
      <text:p text:style-name="P4"/>
      <text:p text:style-name="P5">Objet :<text:s/>Candidature pour un stage non rémunéré</text:p>
      <text:p text:style-name="Normal"><text:line-break/><text:line-break/>Monsieur XXXXXX,<text:line-break/><text:line-break/>Je suis actuellement étudiant<text:s/>en première<text:s/>année de BTS<text:s/>SIO<text:s/>au lycée Louis Pergaud de Besançon et je suis à la recherche d’un stage pratique, intégré dans ma formation, pour une durée de 5 semaines<text:s/>sur la période du 25 mai au 26 juin. Étant passionné par l’informatique et le développement informatique, je suis très intéressé par<text:s/>votre entreprise<text:s/>et je pense être la personne qu’il vous faut.<text:line-break/><text:line-break/>En effet, j’ai choisi pour lors de ma formation l’option SLAM (Solutions Logicielles et Applications Métiers) et j’ai donc suivi des cours de développement et cybersécurité qui m’ont permis d’approfondir mes<text:s/>compétences<text:s/>en base de données et développement web. Sérieux et pragmatique, les expériences acquises durant les différents travaux pratiques<text:s/>de ma formation m’ont permis d’aborder et de réaliser des missions en parfaite autonomie.<text:line-break/><text:line-break/>Je suis attiré depuis tout jeune par les mathématiques et j’ai toujours été curieux et autodidacte. Je souhaite maintenant orienter ma carrière vers l’informatique et intégrer l'entreprise XXXX<text:s/><text:span text:style-name="T6">pour son<text:s/></text:span><text:span text:style-name="T7">sérieux et la qualité de ses produits, dans le cadre d'un stage<text:s/></text:span><text:span text:style-name="T8">serait une formidable opportunité pour moi pour découvrir en détail le métier d’informaticien et ses missions !</text:span><text:span text:style-name="T9"><text:line-break/></text:span><text:line-break/>Je me tiens à votre entière disposition pour tous renseignements complémentaires.</text:p>
      <text:p text:style-name="Normal"><text:line-break/>Dans l’attente de vous rencontrer, je vous prie d'agréer l'expression de mes respectueuses<text:s/>salutations.</text:p>
      <text:p text:style-name="Normal"/>
      <text:p text:style-name="Normal">Nathanaël Villar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Nathanaël VILLARD</dc:creator>
    <meta:creation-date>2025-03-29T15:13:00Z</meta:creation-date>
    <dc:date>2025-12-11T10:41:00Z</dc:date>
    <meta:template xlink:href="Normal.dotm" xlink:type="simple"/>
    <meta:editing-cycles>5</meta:editing-cycles>
    <meta:editing-duration>PT2940S</meta:editing-duration>
    <meta:document-statistic meta:page-count="1" meta:paragraph-count="3" meta:word-count="257" meta:character-count="1669" meta:row-count="11" meta:non-whitespace-character-count="1415"/>
  </office:meta>
</office:document-meta>
</file>